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oogle Sans" svg:font-family="'Google Sans', Arial, sans-serif"/>
    <style:font-face style:name="Lato" svg:font-family="Lato,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2">
      <style:text-properties fo:font-variant="normal" fo:text-transform="none" fo:color="#000000" loext:opacity="100%" style:font-name="Lato" fo:font-size="21pt" fo:letter-spacing="normal" fo:font-style="normal" fo:font-weight="normal"/>
    </style:style>
    <style:style style:name="P2" style:family="paragraph" style:parent-style-name="Heading_20_2">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ato" fo:font-size="16.5pt" fo:letter-spacing="normal" fo:font-style="normal" fo:font-weight="normal"/>
    </style:style>
    <style:style style:name="P3" style:family="paragraph" style:parent-style-name="Standard">
      <style:text-properties fo:font-variant="normal" fo:text-transform="none" fo:color="#001d35" loext:opacity="100%" style:font-name="Google Sans" fo:font-size="13.5pt" fo:letter-spacing="normal" fo:font-style="normal" fo:font-weight="bold"/>
    </style:style>
    <style:style style:name="P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Lato" fo:font-size="12pt" fo:letter-spacing="normal" fo:font-style="normal" fo:font-weight="normal"/>
    </style:style>
    <style:style style:name="P5" style:family="paragraph" style:parent-style-name="Text_20_body">
      <style:text-properties fo:font-variant="normal" fo:text-transform="none" fo:color="#000000" loext:opacity="100%" style:font-name="Lato" fo:font-size="21pt" fo:letter-spacing="normal" fo:font-style="normal" fo:font-weight="normal"/>
    </style:style>
    <style:style style:name="P6" style:family="paragraph" style:parent-style-name="Text_20_body" style:list-style-name="L1">
      <style:paragraph-properties fo:margin-left="0cm" fo:margin-right="0cm" fo:margin-top="0cm" fo:margin-bottom="0.212cm" style:contextual-spacing="false" style:line-height-at-least="0.582cm" fo:orphans="2" fo:widows="2" fo:text-indent="0cm" style:auto-text-indent="false" fo:padding="0cm" fo:border="none"/>
      <style:text-properties fo:font-variant="normal" fo:text-transform="none" fo:color="#545d7e" loext:opacity="100%" style:font-name="Google Sans" fo:font-size="12pt" fo:letter-spacing="normal" fo:font-style="normal" fo:font-weight="normal" loext:padding="0cm" loext:border="none"/>
    </style:style>
    <style:style style:name="P7" style:family="paragraph" style:parent-style-name="Text_20_body" style:list-style-name="L1">
      <style:paragraph-properties fo:margin-left="0cm" fo:margin-right="0cm" fo:margin-top="0cm" fo:margin-bottom="0cm" style:contextual-spacing="false" style:line-height-at-least="0.582cm" fo:orphans="2" fo:widows="2" fo:text-indent="0cm" style:auto-text-indent="false" fo:padding="0cm" fo:border="none"/>
      <style:text-properties fo:font-variant="normal" fo:text-transform="none" fo:color="#545d7e" loext:opacity="100%" style:font-name="Google Sans" fo:font-size="12pt" fo:letter-spacing="normal" fo:font-style="normal" fo:font-weight="normal" loext:padding="0cm" loext:border="none"/>
    </style:style>
    <style:style style:name="P8" style:family="paragraph" style:parent-style-name="Text_20_body" style:list-style-name="L2">
      <style:paragraph-properties fo:margin-left="0cm" fo:margin-right="0cm" fo:margin-top="0cm" fo:margin-bottom="0.212cm" style:contextual-spacing="false" style:line-height-at-least="0.582cm" fo:orphans="2" fo:widows="2" fo:text-indent="0cm" style:auto-text-indent="false" fo:padding="0cm" fo:border="none"/>
      <style:text-properties fo:font-variant="normal" fo:text-transform="none" fo:color="#545d7e" loext:opacity="100%" style:font-name="Google Sans" fo:font-size="12pt" fo:letter-spacing="normal" fo:font-style="normal" fo:font-weight="normal" loext:padding="0cm" loext:border="none"/>
    </style:style>
    <style:style style:name="P9" style:family="paragraph" style:parent-style-name="Text_20_body" style:list-style-name="L2">
      <style:paragraph-properties fo:margin-left="0cm" fo:margin-right="0cm" fo:margin-top="0cm" fo:margin-bottom="0cm" style:contextual-spacing="false" style:line-height-at-least="0.582cm" fo:orphans="2" fo:widows="2" fo:text-indent="0cm" style:auto-text-indent="false" fo:padding="0cm" fo:border="none"/>
      <style:text-properties fo:font-variant="normal" fo:text-transform="none" fo:color="#545d7e" loext:opacity="100%" style:font-name="Google Sans" fo:font-size="12pt" fo:letter-spacing="normal" fo:font-style="normal" fo:font-weight="normal" loext:padding="0cm" loext:border="none"/>
    </style:style>
    <style:style style:name="P10" style:family="paragraph" style:parent-style-name="Text_20_body">
      <style:paragraph-properties fo:margin-left="0cm" fo:margin-right="0cm" fo:margin-top="0.529cm" fo:margin-bottom="0.265cm" style:contextual-spacing="false" style:line-height-at-least="0.688cm" fo:orphans="2" fo:widows="2" fo:text-indent="0cm" style:auto-text-indent="false"/>
      <style:text-properties fo:font-variant="normal" fo:text-transform="none" fo:color="#001d35" loext:opacity="100%" style:font-name="Google Sans" fo:font-size="13.5pt" fo:letter-spacing="normal" fo:font-style="normal" fo:font-weight="bold"/>
    </style:style>
    <style:style style:name="P11" style:family="paragraph" style:parent-style-name="Text_20_body">
      <style:paragraph-properties fo:margin-left="0cm" fo:margin-right="0cm" fo:margin-top="0.265cm" fo:margin-bottom="0.529cm" style:contextual-spacing="false" fo:orphans="2" fo:widows="2" fo:text-indent="0cm" style:auto-text-indent="false"/>
      <style:text-properties fo:font-variant="normal" fo:text-transform="none" fo:color="#001d35" loext:opacity="100%" style:font-name="Google Sans" fo:font-size="13.5pt" fo:letter-spacing="normal" fo:font-style="normal" fo:font-weight="normal"/>
    </style:style>
    <style:style style:name="P12" style:family="paragraph" style:parent-style-name="Text_20_body" style:list-style-name="L1">
      <style:paragraph-properties fo:margin-left="0cm" fo:margin-right="0cm" fo:margin-top="0cm" fo:margin-bottom="0.212cm" style:contextual-spacing="false" style:line-height-at-least="0.582cm" fo:orphans="2" fo:widows="2" fo:text-indent="0cm" style:auto-text-indent="false" fo:padding="0cm" fo:border="none"/>
    </style:style>
    <style:style style:name="P13" style:family="paragraph" style:parent-style-name="Text_20_body" style:list-style-name="L1">
      <style:paragraph-properties fo:margin-left="0cm" fo:margin-right="0cm" fo:margin-top="0cm" fo:margin-bottom="0cm" style:contextual-spacing="false" style:line-height-at-least="0.582cm" fo:orphans="2" fo:widows="2" fo:text-indent="0cm" style:auto-text-indent="false" fo:padding="0cm" fo:border="none"/>
    </style:style>
    <style:style style:name="P14" style:family="paragraph" style:parent-style-name="Text_20_body" style:list-style-name="L2">
      <style:paragraph-properties fo:margin-left="0cm" fo:margin-right="0cm" fo:margin-top="0cm" fo:margin-bottom="0.212cm" style:contextual-spacing="false" style:line-height-at-least="0.582cm" fo:orphans="2" fo:widows="2" fo:text-indent="0cm" style:auto-text-indent="false" fo:padding="0cm" fo:border="none"/>
    </style:style>
    <style:style style:name="P15" style:family="paragraph" style:parent-style-name="Text_20_body" style:list-style-name="L2">
      <style:paragraph-properties fo:margin-left="0cm" fo:margin-right="0cm" fo:margin-top="0cm" fo:margin-bottom="0cm" style:contextual-spacing="false" style:line-height-at-least="0.582cm" fo:orphans="2" fo:widows="2" fo:text-indent="0cm" style:auto-text-indent="false" fo:padding="0cm" fo:border="none"/>
    </style:style>
    <style:style style:name="T1" style:family="text">
      <style:text-properties fo:font-variant="normal" fo:text-transform="none" fo:color="#001d35" loext:opacity="100%" style:font-name="Google Sans" fo:font-size="12pt" fo:letter-spacing="normal" fo:font-style="normal" fo:font-weight="bold" loext:padding="0cm" loext:border="none"/>
    </style:style>
    <text:list-style style:name="L1">
      <text:list-level-style-number text:level="1" text:style-name="Numbering_20_Symbols" loext:num-list-format="%1%." style:num-suffix="." style:num-format="1">
        <style:list-level-properties text:space-before="-0.499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volución de la Gestión de E/S:</text:p>
      <text:list text:style-name="L1">
        <text:list-item>
          <text:p text:style-name="P12"><text:span text:style-name="Strong_20_Emphasis"><text:span text:style-name="T1">1. Sondeo (Polling):</text:span></text:span></text:p>
          <text:p text:style-name="P6">En los primeros sistemas, la CPU debía consultar repetidamente el estado de los dispositivos de E/S, lo que consumía muchos ciclos de CPU. Este método era ineficiente, especialmente con dispositivos lentos.</text:p>
        </text:list-item>
        <text:list-item>
          <text:p text:style-name="P12"><text:span text:style-name="Strong_20_Emphasis"><text:span text:style-name="T1">2. Interrupciones:</text:span></text:span></text:p>
          <text:p text:style-name="P6">La introducción de interrupciones permitió que los dispositivos notifiquen a la CPU cuando estaban listos para transferir datos, liberando a la CPU de la espera activa. Sin embargo, la transferencia de datos aún era controlada por la CPU.</text:p>
        </text:list-item>
        <text:list-item>
          <text:p text:style-name="P12"><text:span text:style-name="Strong_20_Emphasis"><text:span text:style-name="T1">3. Acceso Directo a Memoria (DMA):</text:span></text:span></text:p>
          <text:p text:style-name="P6">DMA introdujo la capacidad de transferir bloques de datos entre dispositivos y memoria sin intervención directa de la CPU. El DMA utiliza un controlador dedicado para gestionar las transferencias, liberando a la CPU para otras tareas.</text:p>
        </text:list-item>
        <text:list-item>
          <text:p text:style-name="P13"><text:span text:style-name="Strong_20_Emphasis"><text:span text:style-name="T1">4. Procesadores de E/S Dedicados:</text:span></text:span></text:p>
          <text:p text:style-name="P7">Los procesadores de E/S actuales, a menudo integrados en tarjetas de expansión o controladores de dispositivos, son chips especializados con la función principal de gestionar operaciones de E/S de forma autónoma o semi-autónoma. Estos procesadores pueden encargarse de la transferencia de datos, el manejo de protocolos y la gestión de errores, reduciendo la carga en la CPU principal. </text:p>
        </text:list-item>
      </text:list>
      <text:p text:style-name="P10">Procesadores de E/S Actuales:</text:p>
      <text:list text:style-name="L2">
        <text:list-item>
          <text:p text:style-name="P14"><text:span text:style-name="Strong_20_Emphasis"><text:span text:style-name="T1">Controladores de Dispositivos:</text:span></text:span></text:p>
          <text:p text:style-name="P8">Cada dispositivo de hardware tiene un controlador, a menudo con un procesador de E/S integrado, que gestiona la comunicación entre el dispositivo y el sistema. </text:p>
        </text:list-item>
        <text:list-item>
          <text:p text:style-name="P14"><text:span text:style-name="Strong_20_Emphasis"><text:span text:style-name="T1">Tarjetas Controladoras:</text:span></text:span></text:p>
          <text:p text:style-name="P8">Algunos dispositivos, como tarjetas de red o tarjetas gráficas, tienen sus propios procesadores de E/S que se encargan de tareas específicas, como la gestión de paquetes de red o el renderizado de gráficos. </text:p>
        </text:list-item>
        <text:list-item>
          <text:p text:style-name="P14"><text:span text:style-name="Strong_20_Emphasis"><text:span text:style-name="T1">Procesamiento Paralelo:</text:span></text:span></text:p>
          <text:p text:style-name="P8">Los procesadores de E/S modernos pueden realizar operaciones complejas en paralelo, como la descompresión de vídeo o el cifrado/descifrado de datos, liberando recursos de la CPU principal. </text:p>
        </text:list-item>
        <text:list-item>
          <text:p text:style-name="P15"><text:span text:style-name="Strong_20_Emphasis"><text:span text:style-name="T1">Integración con IA:</text:span></text:span></text:p>
          <text:p text:style-name="P9">Algunos procesadores de E/S están comenzando a integrar capacidades de inteligencia artificial para mejorar la eficiencia de las operaciones de E/S y permitir la automatización de tareas. </text:p>
        </text:list-item>
      </text:list>
      <text:p text:style-name="P11">En resumen, la evolución de la gestión de E/S ha llevado a sistemas más eficientes y potentes, donde los procesadores especializados manejan las <text:soft-page-break/>operaciones de E/S, liberando a la CPU para tareas más complejas y mejorando el rendimiento general del sistema. El futuro de la gestión de E/S probablemente involucre una mayor integración de la IA y una mayor especialización de los procesadores para tareas específicas</text:p>
      <text:p text:style-name="P5"/>
      <text:h text:style-name="P1" text:outline-level="2"/>
      <text:h text:style-name="P1" text:outline-level="2"/>
      <text:h text:style-name="P1" text:outline-level="2">¿Qué es un procesador de entrada/salida (I/O)?</text:h>
      <text:p text:style-name="P4">Un procesador de entrada/salida (I/O) es un componente de hardware encargado de gestionar el flujo de datos entre los periféricos de una computadora y la unidad central de procesamiento (CPU). Básicamente, actúa como un controlador de tráfico, dirigiendo el movimiento de datos para garantizar que dispositivos como tu teclado, mouse e impresora se comuniquen de manera eficiente con la CPU. Esto alivia la carga de trabajo de la CPU, permitiéndole concentrarse en otras tareas críticas, lo que puede mejorar el rendimiento general del sistema.</text:p>
      <text:h text:style-name="P2" text:outline-level="2">¿Qué hace exactamente un procesador de I/O?</text:h>
      <text:p text:style-name="P4">Un procesador de I/O se encarga de manejar las operaciones de entrada y salida que, de otro modo, serían responsabilidad de la CPU. Esto significa que, cuando escribes algo o haces clic, gestiona esas señales para que sean interpretadas de forma correcta y sin demora. También controla las transferencias de datos hacia y desde dispositivos de almacenamiento y conexiones de red, asegurando que procesos como guardar o descargar un archivo sean fluidos.</text:p>
      <text:h text:style-name="P2" text:outline-level="2">¿Un procesador de I/O puede afectar la velocidad de mi computadora?</text:h>
      <text:p text:style-name="P4">Claro que sí. Dado que el procesador de I/O maneja todo el tráfico de datos hacia los periféricos, su eficiencia influye directamente en el rendimiento general. Un procesador de I/O más rápido puede gestionar más datos simultáneamente y reducir los cuellos de botella, haciendo que tareas como copiar grandes volúmenes de datos o transmitir video sean más rápidas.</text:p>
      <text:h text:style-name="P2" text:outline-level="2">¿Qué tipo de dispositivos gestiona un procesador de I/O?</text:h>
      <text:p text:style-name="P4">El procesador de I/O maneja casi cualquier dispositivo que envíe o reciba datos desde una computadora. Esto incluye teclados, mouse, impresoras, escáneres, dispositivos de almacenamiento como discos duros o unidades de estado sólido (SSD), tarjetas de red para conectividad a internet e incluso componentes como los puertos USB. Es un verdadero multitareas, manteniendo todo bajo control.</text:p>
      <text:h text:style-name="P2" text:outline-level="2"><text:soft-page-break/>¿Cómo se comunica un procesador de I/O con la CPU?</text:h>
      <text:p text:style-name="P4">El procesador de I/O se comunica con la CPU a través de un bus de sistema o mediante un canal de acceso directo a memoria (DMA). Utiliza estos canales para enviar y recibir datos, respetando protocolos específicos para garantizar que la información se transmita correctamente. Piensa en ello como una línea privada entre el procesador de I/O y la CPU, donde ambos pueden intercambiar información rápidamente sin interrumpir otras operaciones.</text:p>
      <text:h text:style-name="P2" text:outline-level="2">¿Puede funcionar mi computadora sin un procesador de I/O?</text:h>
      <text:p text:style-name="P4">No realmente. Sin un procesador de I/O, la CPU tendría que encargarse por completo de gestionar el flujo de datos, lo que reduciría drásticamente su capacidad para manejar tareas principales. El procesador de I/O es vital para liberar a la CPU y permitirle centrarse en lo que hace mejor.</text:p>
      <text:h text:style-name="P2" text:outline-level="2">¿Actualizar mi procesador de I/O puede hacer mi computadora más rápida?</text:h>
      <text:p text:style-name="P4">Actualizar el procesador de I/O o el sistema al que pertenece puede acelerar tu computadora, especialmente si trabajas con dispositivos de alta velocidad o necesitas transferir grandes cantidades de datos con frecuencia. Es comparable a ensanchar las carreteras de una ciudad concurrida; más tráfico de datos puede fluir sin congestiones, mejorando la eficiencia general.</text:p>
      <text:h text:style-name="P2" text:outline-level="2">¿En qué se diferencia un procesador de I/O de una CPU?</text:h>
      <text:p text:style-name="P4">La CPU es como el cerebro de la computadora, encargada de cálculos y decisiones complejas, mientras que el procesador de I/O actúa como el sistema nervioso, transmitiendo información entre el cerebro y el resto del cuerpo, que son los periféricos. El procesador de I/O está especializado en gestionar el flujo de datos, mientras que la CPU se enfoca en procesarlos.</text:p>
      <text:h text:style-name="P2" text:outline-level="2">¿Puede un procesador de I/O ayudar con el multitasking?</text:h>
      <text:p text:style-name="P4">Definitivamente. Al gestionar eficientemente las tareas de entrada y salida, el procesador de I/O permite que la CPU ejecute múltiples aplicaciones sin ralentizarse debido a la gestión de datos periféricos. Es como tener un asistente personal que maneje llamadas y correos electrónicos, permitiéndote enfocarte en proyectos más grandes.</text:p>
      <text:h text:style-name="P2" text:outline-level="2">¿Todas las computadoras tienen un procesador de I/O independiente?</text:h>
      <text:p text:style-name="P4">No necesariamente. Mientras que algunos sistemas cuentan con procesadores de I/O dedicados, otros delegan estas tareas a la CPU, que reparte su tiempo entre el procesamiento y la gestión de entradas/salidas. Los procesadores de I/O dedicados son comunes en servidores y Workstations de alto rendimiento donde el volumen de intercambio de datos es mayor.</text:p>
      <text:h text:style-name="P2" text:outline-level="2">¿Cómo puedo saber si mi procesador de I/O funciona correctamente?</text:h>
      <text:p text:style-name="P4">Por lo general, notarías problemas en el funcionamiento de tus periféricos si algo está mal. Si tu teclado, mouse u otros dispositivos comienzan a fallar o si las transferencias de datos se vuelven lentas sin razón aparente, podría ser buena idea realizar diagnósticos para comprobar el estado de tu procesador de I/O.</text:p>
      <text:h text:style-name="P2" text:outline-level="2"><text:soft-page-break/>¿Las actualizaciones de software pueden mejorar el rendimiento de un procesador de I/O?</text:h>
      <text:p text:style-name="P4">Aunque las actualizaciones de software no pueden cambiar las capacidades físicas de un procesador de I/O, sí pueden optimizar cómo el sistema lo usa. Mejoras en los controladores o en la gestión de tareas de entrada/salida a nivel de sistema operativo pueden hacer un uso más eficiente de su capacidad.</text:p>
      <text:h text:style-name="P2" text:outline-level="2">¿Usar un SSD puede exigir más a mi procesador de I/O?</text:h>
      <text:p text:style-name="P4">Sí, un SSD puede aumentar la carga de trabajo, ya que estos dispositivos transfieren datos a velocidades mucho mayores que los discos duros tradicionales. Sin embargo, esto es algo positivo. Si tu procesador de I/O está a la altura, disfrutarás de las ventajas de esas velocidades mejoradas.</text:p>
      <text:h text:style-name="P2" text:outline-level="2">¿Qué papel juega un procesador de I/O en las redes?</text:h>
      <text:p text:style-name="P4">En redes, el procesador de I/O gestiona los paquetes de datos que entran y salen de tu tarjeta de red. Asegura que estos paquetes sean dirigidos correctamente dentro de tu sistema sin sobrecargar la CPU. Por ejemplo, al hacer streaming o jugar en línea, el procesador de I/O trabaja para mantener tu experiencia sin retrasos.</text:p>
      <text:h text:style-name="P2" text:outline-level="2">¿Cómo puedo optimizar mi sistema para un mejor procesamiento de I/O?</text:h>
      <text:p text:style-name="P4">Para optimizar tu sistema, asegúrate de mantener actualizados los controladores, limitar los periféricos conectados según sean necesarios y usar componentes y cables de alta calidad. Además, es importante limpiar tu sistema de malware y procesos en segundo plano que puedan consumir recursos y disminuir la eficiencia en el manejo de I/O.</text:p>
      <text:h text:style-name="P2" text:outline-level="2">¿Cómo se relaciona el procesador de I/O con los controladores de dispositivos?</text:h>
      <text:p text:style-name="P4">Los controladores de dispositivos son el software que permite que el sistema operativo se comunique con el hardware, incluidos los periféricos gestionados por el procesador de I/O. Actúan como traductores, y al actualizarlos, mejoran la comunicación entre el hardware y el software de tu sistema.</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oogle Sans" svg:font-family="'Google Sans', Arial, sans-serif"/>
    <style:font-face style:name="Lato" svg:font-family="Lato,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7-10T16:48:17.404000000</meta:creation-date>
    <dc:date>2025-07-10T16:51:31.137000000</dc:date>
    <meta:editing-duration>PT3M14S</meta:editing-duration>
    <meta:editing-cycles>2</meta:editing-cycles>
    <meta:generator>LibreOffice/24.2.3.2$Windows_X86_64 LibreOffice_project/433d9c2ded56988e8a90e6b2e771ee4e6a5ab2ba</meta:generator>
    <meta:document-statistic meta:table-count="0" meta:image-count="0" meta:object-count="0" meta:page-count="4" meta:paragraph-count="51" meta:word-count="1454" meta:character-count="9240" meta:non-whitespace-character-count="7844"/>
  </office:meta>
</office:document-meta>
</file>